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0.4799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0.511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0.5728in"/>
    </style:style>
    <style:style style:name="co7" style:family="table-column">
      <style:table-column-properties fo:break-before="auto" style:column-width="0.681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behavior</text:p>
          </table:table-cell>
          <table:table-cell office:value-type="string">
            <text:p>index</text:p>
          </table:table-cell>
          <table:table-cell table:style-name="ce1" office:value-type="string">
            <text:p>ableton</text:p>
          </table:table-cell>
          <table:table-cell table:style-name="ce2" office:value-type="string">
            <text:p>osc</text:p>
          </table:table-cell>
          <table:table-cell table:style-name="ce2" table:number-columns-repeated="2"/>
          <table:table-cell table:style-name="ce2" office:value-type="string">
            <text:p>rounded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TopShader</text:p>
          </table:table-cell>
          <table:table-cell office:value-type="float" office:value="0">
            <text:p>0</text:p>
          </table:table-cell>
          <table:table-cell table:formula="of:=127/8*[.B2]" office:value-type="float" office:value="0">
            <text:p>0</text:p>
          </table:table-cell>
          <table:table-cell table:formula="of:=[.C2]/127" office:value-type="float" office:value="0">
            <text:p>0</text:p>
          </table:table-cell>
          <table:table-cell table:formula="of:=[.D2]*100" office:value-type="float" office:value="0">
            <text:p>0</text:p>
          </table:table-cell>
          <table:table-cell table:formula="of:=ROUNDDOWN([.E2])" office:value-type="float" office:value="0">
            <text:p>0</text:p>
          </table:table-cell>
          <table:table-cell table:formula="of:=8/100*[.F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TwinkleShader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formula="of:=[.C3]/127" office:value-type="float" office:value="0.133858267716535">
            <text:p>0.1338582677</text:p>
          </table:table-cell>
          <table:table-cell table:formula="of:=[.D3]*100" office:value-type="float" office:value="13.3858267716535">
            <text:p>13.3858267717</text:p>
          </table:table-cell>
          <table:table-cell table:formula="of:=ROUNDDOWN([.E3])" office:value-type="float" office:value="13">
            <text:p>13</text:p>
          </table:table-cell>
          <table:table-cell table:formula="of:=8/100*[.F3]" office:value-type="float" office:value="1.04">
            <text:p>1.04</text:p>
          </table:table-cell>
          <table:table-cell table:number-columns-repeated="1017"/>
        </table:table-row>
        <table:table-row table:style-name="ro2">
          <table:table-cell office:value-type="string">
            <text:p>GlowShader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table:formula="of:=[.C4]/127" office:value-type="float" office:value="0.251968503937008">
            <text:p>0.2519685039</text:p>
          </table:table-cell>
          <table:table-cell table:formula="of:=[.D4]*100" office:value-type="float" office:value="25.1968503937008">
            <text:p>25.1968503937</text:p>
          </table:table-cell>
          <table:table-cell table:formula="of:=ROUNDDOWN([.E4])" office:value-type="float" office:value="25">
            <text:p>25</text:p>
          </table:table-cell>
          <table:table-cell table:formula="of:=8/100*[.F4]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string">
            <text:p>PulsingShader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table:formula="of:=[.C5]/127" office:value-type="float" office:value="0.385826771653543">
            <text:p>0.3858267717</text:p>
          </table:table-cell>
          <table:table-cell table:formula="of:=[.D5]*100" office:value-type="float" office:value="38.5826771653543">
            <text:p>38.5826771654</text:p>
          </table:table-cell>
          <table:table-cell table:formula="of:=ROUNDDOWN([.E5])" office:value-type="float" office:value="38">
            <text:p>38</text:p>
          </table:table-cell>
          <table:table-cell table:formula="of:=8/100*[.F5]" office:value-type="float" office:value="3.04">
            <text:p>3.04</text:p>
          </table:table-cell>
          <table:table-cell table:number-columns-repeated="1017"/>
        </table:table-row>
        <table:table-row table:style-name="ro2">
          <table:table-cell office:value-type="string">
            <text:p>RisingShader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table:formula="of:=[.C6]/127" office:value-type="float" office:value="0.503937007874016">
            <text:p>0.5039370079</text:p>
          </table:table-cell>
          <table:table-cell table:formula="of:=[.D6]*100" office:value-type="float" office:value="50.3937007874016">
            <text:p>50.3937007874</text:p>
          </table:table-cell>
          <table:table-cell table:formula="of:=ROUNDDOWN([.E6])" office:value-type="float" office:value="50">
            <text:p>50</text:p>
          </table:table-cell>
          <table:table-cell table:formula="of:=8/100*[.F6]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string">
            <text:p>MultiColorShader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table:formula="of:=[.C7]/127" office:value-type="float" office:value="0.637795275590551">
            <text:p>0.6377952756</text:p>
          </table:table-cell>
          <table:table-cell table:formula="of:=[.D7]*100" office:value-type="float" office:value="63.7795275590551">
            <text:p>63.7795275591</text:p>
          </table:table-cell>
          <table:table-cell table:formula="of:=ROUNDDOWN([.E7])" office:value-type="float" office:value="63">
            <text:p>63</text:p>
          </table:table-cell>
          <table:table-cell table:formula="of:=8/100*[.F7]" office:value-type="float" office:value="5.04">
            <text:p>5.04</text:p>
          </table:table-cell>
          <table:table-cell table:number-columns-repeated="1017"/>
        </table:table-row>
        <table:table-row table:style-name="ro2">
          <table:table-cell office:value-type="string">
            <text:p>MultiGlowShader</text:p>
          </table:table-cell>
          <table:table-cell office:value-type="float" office:value="6">
            <text:p>6</text:p>
          </table:table-cell>
          <table:table-cell office:value-type="float" office:value="96">
            <text:p>96</text:p>
          </table:table-cell>
          <table:table-cell table:formula="of:=[.C8]/127" office:value-type="float" office:value="0.755905511811024">
            <text:p>0.7559055118</text:p>
          </table:table-cell>
          <table:table-cell table:formula="of:=[.D8]*100" office:value-type="float" office:value="75.5905511811024">
            <text:p>75.5905511811</text:p>
          </table:table-cell>
          <table:table-cell table:formula="of:=ROUNDDOWN([.E8])" office:value-type="float" office:value="75">
            <text:p>75</text:p>
          </table:table-cell>
          <table:table-cell table:formula="of:=8/100*[.F8]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string">
            <text:p>MultiTwinkleShader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table:formula="of:=[.C9]/127" office:value-type="float" office:value="0.881889763779527">
            <text:p>0.8818897638</text:p>
          </table:table-cell>
          <table:table-cell table:formula="of:=[.D9]*100" office:value-type="float" office:value="88.1889763779528">
            <text:p>88.188976378</text:p>
          </table:table-cell>
          <table:table-cell table:formula="of:=ROUNDDOWN([.E9])" office:value-type="float" office:value="88">
            <text:p>88</text:p>
          </table:table-cell>
          <table:table-cell table:formula="of:=8/100*[.F9]" office:value-type="float" office:value="7.04">
            <text:p>7.04</text:p>
          </table:table-cell>
          <table:table-cell table:number-columns-repeated="1017"/>
        </table:table-row>
        <table:table-row table:style-name="ro2">
          <table:table-cell office:value-type="string">
            <text:p>TopShader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 table:formula="of:=[.C10]/127" office:value-type="float" office:value="1">
            <text:p>1</text:p>
          </table:table-cell>
          <table:table-cell table:formula="of:=[.D10]*100" office:value-type="float" office:value="100">
            <text:p>100</text:p>
          </table:table-cell>
          <table:table-cell table:formula="of:=ROUNDDOWN([.E10])" office:value-type="float" office:value="100">
            <text:p>100</text:p>
          </table:table-cell>
          <table:table-cell table:formula="of:=8/100*[.F10]" office:value-type="float" office:value="8">
            <text:p>8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3/07/2015</text:date>, <text:time>11:1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0:53:06</meta:creation-date>
    <dc:date>2015-03-07T11:16:53</dc:date>
    <meta:editing-duration>P1DT19H23M15S</meta:editing-duration>
    <meta:editing-cycles>2</meta:editing-cycles>
    <meta:generator>OpenOffice/4.0.1$Unix OpenOffice.org_project/401m5$Build-9714</meta:generator>
    <meta:document-statistic meta:table-count="3" meta:cell-count="68" meta:object-count="0"/>
  </office:meta>
</office:document-meta>
</file>